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officeooo:rsid="001caf9d" officeooo:paragraph-rsid="00086397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154a01" officeooo:paragraph-rsid="00086397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1caf9d" officeooo:paragraph-rsid="00086397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20pt" officeooo:rsid="001caf9d" officeooo:paragraph-rsid="00086397" style:font-size-asian="20pt" style:font-size-complex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c2a77" style:font-size-asian="18pt" style:font-size-complex="18pt"/>
    </style:style>
    <style:style style:name="T3" style:family="text">
      <style:text-properties fo:font-size="20pt" officeooo:rsid="001c2a77" style:font-size-asian="20pt" style:font-size-complex="20pt"/>
    </style:style>
    <style:style style:name="T4" style:family="text">
      <style:text-properties officeooo:rsid="000933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24"/><text:span text:style-name="T3">ASSIGNMENT -3</text:span></text:p>
      <text:p text:style-name="P4"/>
      <text:p text:style-name="P3"><text:span text:style-name="T2">1</text:span><text:span text:style-name="T1">) Does ANSI recognize the data type DATE?</text:span></text:p>
      <text:p text:style-name="P1">:- <text:span text:style-name="T4">NO ,It Only Recognises the datatype int and char.</text:span></text:p>
      <text:p text:style-name="P1"/>
      <text:p text:style-name="P1">2)Which subdivision of SQL is used to insert values in tables ?</text:p>
      <text:p text:style-name="P1">:- Data Manipulation Language(DML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00:35:19.167067431</meta:creation-date>
    <dc:date>2023-09-11T23:40:00.472527879</dc:date>
    <meta:editing-duration>PT1M5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5" meta:word-count="36" meta:character-count="228" meta:non-whitespace-character-count="173"/>
  </office:meta>
</office:document-meta>
</file>